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Serializer.write( JSONSerializer serializer , Object object , Object fieldName , Type fieldType , int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ubleSerializer.DoubleSerializer( DecimalFormat decimal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Serializer.DoubleSerializer( String decimal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Serializer.Doubl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